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22432" officeooo:paragraph-rsid="00022432"/>
    </style:style>
    <style:style style:name="P2" style:family="paragraph" style:parent-style-name="Preformatted_20_Text">
      <style:text-properties officeooo:paragraph-rsid="00022432"/>
    </style:style>
    <style:style style:name="P3" style:family="paragraph" style:parent-style-name="Preformatted_20_Text">
      <style:text-properties style:font-name="Liberation Mono" fo:font-size="10pt" officeooo:rsid="00022432" officeooo:paragraph-rsid="00022432" style:font-size-asian="8.75pt" style:font-size-complex="10pt"/>
    </style:style>
    <style:style style:name="P4" style:family="paragraph" style:parent-style-name="Preformatted_20_Text">
      <style:text-properties officeooo:rsid="0002a5ba" officeooo:paragraph-rsid="0002a5ba"/>
    </style:style>
    <style:style style:name="P5" style:family="paragraph" style:parent-style-name="Preformatted_20_Text">
      <style:text-properties officeooo:rsid="0002b265" officeooo:paragraph-rsid="0002b265"/>
    </style:style>
    <style:style style:name="P6" style:family="paragraph" style:parent-style-name="Text_20_body">
      <style:text-properties fo:font-variant="normal" fo:text-transform="none" fo:color="#000000" loext:opacity="100%" style:font-name="Helvetica Neue" fo:font-size="11.25pt" fo:letter-spacing="normal" fo:font-style="normal" fo:font-weight="normal" officeooo:rsid="00022432" officeooo:paragraph-rsid="00022432"/>
    </style:style>
    <style:style style:name="T1" style:family="text">
      <style:text-properties fo:font-variant="normal" fo:text-transform="none" fo:color="#000000" loext:opacity="100%" style:font-name="Helvetica Neue" fo:font-size="11.25pt" fo:letter-spacing="normal" fo:font-style="normal" fo:font-weight="normal"/>
    </style:style>
    <style:style style:name="T2" style:family="text">
      <style:text-properties fo:font-variant="normal" fo:text-transform="none" fo:color="#000000" loext:opacity="100%" fo:letter-spacing="normal" fo:font-style="normal" fo:font-weight="normal"/>
    </style:style>
    <style:style style:name="T3" style:family="text">
      <style:text-properties officeooo:rsid="0002a5b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ne description de votre projet</text:p>
      <text:p text:style-name="P1"/>
      <text:p text:style-name="P4">Gengoffee est une association Française organisant des événements Franco-Japonais favorisant l’échange de Langue et la sociabilité au sain des deux communautés, Française apprenant le japonais et Japonais apprenant le français.</text:p>
      <text:p text:style-name="Preformatted_20_Text">On souhaite faire une application permettra d’organiser <text:span text:style-name="T3">c</text:span>es évènements franco-japonais <text:span text:style-name="T3">avec plus de facilité, </text:span>tout en <text:span text:style-name="T3">restant</text:span> à la plateforme Meetup <text:span text:style-name="T3">grâce à son API</text:span>.</text:p>
      <text:p text:style-name="Preformatted_20_Text">Le but est de faire en sorte que ce genre d’évènements deviennent plus accessible à tous.</text:p>
      <text:p text:style-name="P2"><text:span text:style-name="T1"/></text:p>
      <text:p text:style-name="P2"><text:span text:style-name="T1">une présentation technique du projet :</text:span></text:p>
      <text:p text:style-name="P2"><text:span text:style-name="T1"/></text:p>
      <text:p text:style-name="P3"><text:span text:style-name="T2">Nous comptons développer une application mobile afin de permettre à cette association de se développer dans de bonnes conditions.</text:span></text:p>
      <text:p text:style-name="P3"><text:span text:style-name="T2">Ainsi, nous avons imaginé nous équipé d’une base de donnée sous PostGreSQL accompagné d’un back-end sous Django. En effet, les deux étant lié à du python, la cohésion entre les deux est plus optimale et permet aussi de ne pas avoir à jongler entre les langages pour l’équipe Back-End. Nous avons étudié l’optimisation des langages, néanmoins l’association Gengoffee affirme que le projet ne sera pas de grande envergure, ainsi nous avons choisi la simplicité afin de permettre une facile lisibilité. </text:span></text:p>
      <text:p text:style-name="P3"><text:span text:style-name="T2">En effet, Django et le langage Python n’est pas un langage optimisé sur la puissance et sa légèreté mais sa simplicité textuelle rend le code très facilement abordable à lire et à réinterprété. </text:span></text:p>
      <text:p text:style-name="P2"><text:span text:style-name="T1"/></text:p>
      <text:p text:style-name="P2"><text:span text:style-name="T1"/></text:p>
      <text:p text:style-name="P2"><text:span text:style-name="T1">une présentation de l'équipe et de son organisation :</text:span></text:p>
      <text:p text:style-name="P2"><text:span text:style-name="T1"/></text:p>
      <text:p text:style-name="P5">Après discussion avec le groupe, nous avons pu conclure de la meilleure cohésion du groupe pour la répartition du travail :</text:p>
      <text:p text:style-name="P5"/>
      <text:p text:style-name="P5">Front-end, comme pour une photo de classe, on a décidé de mettre les petits devant :</text:p>
      <text:p text:style-name="P5">Joel Francisco : Parce qu’il a des lunettes de designer</text:p>
      <text:p text:style-name="P5">Lise Baron : Parce que c’est une fille et donc plus soignée qu’un homme</text:p>
      <text:p text:style-name="P5">Eric Zhang : Parce que reason </text:p>
      <text:p text:style-name="P5"/>
      <text:p text:style-name="P5">Back-end :</text:p>
      <text:p text:style-name="P5">Julien Azeau : Grâce à son expérience principale en back-end grâce à son alternance, il dirigera l’équipe Back-end. Sa familiarité avec Django lui permet de porter ce rôle avec confiance et panache.</text:p>
      <text:p text:style-name="P5">Nicolas Tiennot : Pour lui faire plaisir</text:p>
      <text:p text:style-name="P5">Alan Mecheraf : Son expérience au poste de Full-stack dans ses alternances permettra aisément de faciliter la relation back-end/front-end au groupe. Il commencera néanmoins par travailler sur le back-end. Sa position n’est pas fixe.</text:p>
      <text:p text:style-name="P5">Ramy Bourefis : Discret comme Kuroko, il se faufile au dos des gens. Dans leur back.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05T23:38:22.291224811</dc:date>
    <meta:editing-duration>PT14M6S</meta:editing-duration>
    <meta:editing-cycles>2</meta:editing-cycles>
    <meta:generator>LibreOffice/7.0.5.2$Linux_X86_64 LibreOffice_project/00$Build-2</meta:generator>
    <meta:document-statistic meta:table-count="0" meta:image-count="0" meta:object-count="0" meta:page-count="1" meta:paragraph-count="19" meta:word-count="381" meta:character-count="2354" meta:non-whitespace-character-count="1988"/>
  </office:meta>
</office:document-meta>
</file>